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0f56" officeooo:paragraph-rsid="001c0f56"/>
    </style:style>
    <style:style style:name="P2" style:family="paragraph" style:parent-style-name="Standard">
      <style:text-properties officeooo:rsid="001c0f56" officeooo:paragraph-rsid="001dbe05"/>
    </style:style>
    <style:style style:name="P3" style:family="paragraph" style:parent-style-name="Standard">
      <style:text-properties officeooo:rsid="001dbe05" officeooo:paragraph-rsid="001dbe05"/>
    </style:style>
    <style:style style:name="P4" style:family="paragraph" style:parent-style-name="Standard">
      <style:text-properties officeooo:rsid="001c0f56" officeooo:paragraph-rsid="001dbe05"/>
    </style:style>
    <style:style style:name="P5" style:family="paragraph" style:parent-style-name="Standard">
      <style:text-properties officeooo:rsid="001c0f56" officeooo:paragraph-rsid="0020f0d4"/>
    </style:style>
    <style:style style:name="T1" style:family="text">
      <style:text-properties officeooo:rsid="001c2c1a"/>
    </style:style>
    <style:style style:name="T2" style:family="text">
      <style:text-properties officeooo:rsid="001dbe05"/>
    </style:style>
    <style:style style:name="T3" style:family="text">
      <style:text-properties officeooo:rsid="0020f0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 :</text:p>
      <text:p text:style-name="P1"/>
      <text:p text:style-name="P1">Etude des données :</text:p>
      <text:p text:style-name="P1"><text:tab/><text:span text:style-name="T2">D</text:span>ataset1 _ <text:span text:style-name="T1">Foot : (dataset de test)</text:span></text:p>
      <text:p text:style-name="P1"><text:tab/><text:span text:style-name="T1">Ce dataset contient 743 phrases et 2638 mots uniques. Ils se compose de tweets ayant comme sujet commun le football. Ils ne sont pas tous en français.</text:span></text:p>
      <text:p text:style-name="P1"/>
      <text:p text:style-name="P2"><text:tab/><text:span text:style-name="T2">Dataset2 _ ftb :</text:span></text:p>
      <text:p text:style-name="P3"><text:tab/>Ce dataset contient 14759 phrases et 30189 mots uniques. Ils se compose de phrases extraites d’articles du journal “le monde”.</text:p>
      <text:p text:style-name="P2"/>
      <text:p text:style-name="P2"><text:tab/><text:span text:style-name="T2">Dataset3 _ gsd :</text:span></text:p>
      <text:p text:style-name="P2"><text:tab/><text:span text:style-name="T3">Ce dataset contien 14450 phrases et 44109 mots uniques. Ils se compose de phrases initialement issues du projet français universal dependencies, et depuis 2015 s’en est détaché par des mises à <text:s/>jours différentes.</text:span></text:p>
      <text:p text:style-name="P2"/>
      <text:p text:style-name="P5"><text:tab/><text:span text:style-name="T3">Dataset4 _ natdis : (dataset de test)</text:span></text:p>
      <text:p text:style-name="P2"><text:tab/><text:span text:style-name="T3">Ce dataset contient 622 phrases et 1631 mots uniques.</text:span></text:p>
      <text:p text:style-name="P2"/>
      <text:p text:style-name="P2"><text:tab/><text:span text:style-name="T3">Dataset5 _ partut :</text:span></text:p>
      <text:p text:style-name="P2"><text:tab/><text:span text:style-name="T3">Ce dataset contient 803 phrases et 4198 mots unqiues.</text:span></text:p>
      <text:p text:style-name="P2"/>
      <text:p text:style-name="P2"><text:tab/><text:span text:style-name="T3">Dataset6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4:08:05.485557664</meta:creation-date>
    <dc:date>2019-03-29T15:24:32.801871649</dc:date>
    <meta:editing-duration>PT35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32" meta:character-count="768" meta:non-whitespace-character-count="637"/>
  </office:meta>
</office:document-meta>
</file>